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line-height="150%" fo:text-align="justify" style:justify-single-word="false" style:page-number="auto" fo:background-color="transparent" style:shadow="none"/>
      <style:text-properties style:font-name="arial" officeooo:paragraph-rsid="000571e1"/>
    </style:style>
    <style:style style:name="P2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paragraph-rsid="000571e1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571e1" officeooo:paragraph-rsid="000571e1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 style:shadow="none"/>
      <style:text-properties style:font-name="arial" officeooo:rsid="000571e1" officeooo:paragraph-rsid="000571e1"/>
    </style:style>
    <style:style style:name="T1" style:family="text">
      <style:text-properties officeooo:rsid="000571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━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text:bullet-char="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text:bullet-char="›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Gentle Introduction to Statistical Hypothesis Testing - <text:span text:style-name="T1">J</text:span>ason Brownlee </text:p>
      <text:p text:style-name="P2"><text:span text:style-name="T1">Link: </text:span><text:a xlink:type="simple" xlink:href="https://machinelearningmastery.com/statistical-hypothesis-tests/" text:style-name="Internet_20_link" text:visited-style-name="Visited_20_Internet_20_Link">https://machinelearningmastery.com/statistical-hypothesis-tests/</text:a></text:p>
      <text:p text:style-name="P2"/>
      <text:p text:style-name="P2">Handy Functions for A/B Testing in Python - Henry Feng</text:p>
      <text:p text:style-name="P2"><text:span text:style-name="T1">Link: </text:span><text:a xlink:type="simple" xlink:href="https://medium.com/@henryfeng/handy-functions-for-a-b-testing-in-python-f6fdff892a90" text:style-name="Internet_20_link" text:visited-style-name="Visited_20_Internet_20_Link">https://medium.com/@henryfeng/handy-functions-for-a-b-testing-in-python-f6fdff892a90</text:a></text:p>
      <text:p text:style-name="P2"/>
      <text:p text:style-name="P2">The Math Behind A/B Testing with Example Python Code - Nguyen Ngo</text:p>
      <text:p text:style-name="P3">Link: <text:a xlink:type="simple" xlink:href="https://towardsdatascience.com/the-math-behind-a-b-testing-with-example-code-part-1-of-2-7be752e1d06f" text:style-name="Internet_20_link" text:visited-style-name="Visited_20_Internet_20_Link">https://towardsdatascience.com/the-math-behind-a-b-testing-with-example-code-part-1-of-2-7be752e1d06f</text:a></text:p>
      <text:p text:style-name="P3"/>
      <text:p text:style-name="P3">Definition of Power</text:p>
      <text:p text:style-name="P3">Link: <text:a xlink:type="simple" xlink:href="https://online.stat.psu.edu/stat414/node/304/" text:style-name="Internet_20_link" text:visited-style-name="Visited_20_Internet_20_Link">https://online.stat.psu.edu/stat414/node/304/</text:a></text:p>
      <text:p text:style-name="P3"/>
      <text:p text:style-name="P3">Statistical Significance Explained - Will Koehrsen</text:p>
      <text:p text:style-name="P3">Link: <text:a xlink:type="simple" xlink:href="https://towardsdatascience.com/statistical-significance-hypothesis-testing-the-normal-curve-and-p-values-93274fa32687" text:style-name="Internet_20_link" text:visited-style-name="Visited_20_Internet_20_Link">https://towardsdatascience.com/statistical-significance-hypothesis-testing-the-normal-curve-and-p-values-93274fa32687</text:a></text:p>
      <text:p text:style-name="P3"/>
      <text:p text:style-name="P3">Why Are P Values Misinterpreted So Frequently? - Jim Frost </text:p>
      <text:p text:style-name="P3">Link: <text:a xlink:type="simple" xlink:href="https://statisticsbyjim.com/hypothesis-testing/p-values-misinterpreted/" text:style-name="Internet_20_link" text:visited-style-name="Visited_20_Internet_20_Link">https://statisticsbyjim.com/hypothesis-testing/p-values-misinterpreted/</text:a></text:p>
      <text:p text:style-name="P3"/>
      <text:p text:style-name="P3">How to Correctly Interpret P Values – Minitab Blog Editor</text:p>
      <text:p text:style-name="P4">Link: <text:a xlink:type="simple" xlink:href="https://blog.minitab.com/blog/adventures-in-statistics-2/how-to-correctly-interpret-p-values" text:style-name="Internet_20_link" text:visited-style-name="Visited_20_Internet_20_Link">https://blog.minitab.com/blog/adventures-in-statistics-2/how-to-correctly-interpret-p-values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9:12:50.363235710</meta:creation-date>
    <dc:title>ABNT - Arial</dc:title>
    <meta:editing-duration>PT5M26S</meta:editing-duration>
    <meta:editing-cycles>2</meta:editing-cycles>
    <meta:generator>LibreOffice/6.0.7.3$Linux_X86_64 LibreOffice_project/00m0$Build-3</meta:generator>
    <dc:date>2020-05-06T09:18:13.292954157</dc:date>
    <meta:document-statistic meta:table-count="0" meta:image-count="0" meta:object-count="0" meta:page-count="1" meta:paragraph-count="14" meta:word-count="74" meta:character-count="993" meta:non-whitespace-character-count="930"/>
    <meta:template xlink:type="simple" xlink:actuate="onRequest" xlink:title="ABNT - Arial" xlink:href="../../../../../../.config/libreoffice/4/user/template/ABNT%20-%20Arial.ott" meta:date="2020-05-06T09:12:47.020315777"/>
  </office:meta>
</office:document-meta>
</file>